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F1000000589F56A8AC58C091E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roid Sans Fallback1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5cm" table:align="left" style:writing-mode="lr-tb"/>
    </style:style>
    <style:style style:name="Tabla1.A" style:family="table-column">
      <style:table-column-properties style:column-width="1.84cm"/>
    </style:style>
    <style:style style:name="Tabla1.B" style:family="table-column">
      <style:table-column-properties style:column-width="13.1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margin-left="0cm" fo:margin-right="-0.508cm" fo:text-indent="0cm" style:auto-text-indent="false"/>
    </style:style>
    <style:style style:name="P2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style:font-name-complex="Nimbus Roman No9 L"/>
    </style:style>
    <style:style style:name="P4" style:family="paragraph" style:parent-style-name="Standard">
      <style:paragraph-properties fo:margin-left="0cm" fo:margin-right="-0.508cm" fo:text-indent="0cm" style:auto-text-indent="false"/>
      <style:text-properties style:font-name="Nimbus Roman No9 L" style:font-name-complex="Nimbus Roman No9 L"/>
    </style:style>
    <style:style style:name="P5" style:family="paragraph" style:parent-style-name="Standard">
      <style:paragraph-properties fo:margin-left="0cm" fo:margin-right="-0.508cm" fo:text-indent="0cm" style:auto-text-indent="false" style:snap-to-layout-grid="false"/>
      <style:text-properties style:font-name="Nimbus Roman No9 L" style:font-name-complex="Nimbus Roman No9 L"/>
    </style:style>
    <style:style style:name="P6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font-size="8pt" style:font-size-asian="8pt" style:font-name-complex="Nimbus Roman No9 L" style:font-size-complex="8pt"/>
    </style:style>
    <style:style style:name="P7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use-window-font-color="true" style:font-name="Nimbus Roman No9 L" fo:font-size="12pt" fo:language="es" fo:country="MX" officeooo:rsid="000d6e95" officeooo:paragraph-rsid="000d6e95" style:font-name-asian="Times New Roman" style:font-size-asian="12pt" style:language-asian="zh" style:country-asian="CN" style:font-name-complex="Nimbus Roman No9 L" style:font-size-complex="12pt" style:language-complex="ar" style:country-complex="SA"/>
    </style:style>
    <style:style style:name="P8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use-window-font-color="true" style:font-name="Times New Roman" fo:font-size="12pt" fo:language="es" fo:country="MX" officeooo:rsid="000d6e95" officeooo:paragraph-rsid="000d6e95" style:font-name-asian="Times New Roman" style:font-size-asian="12pt" style:language-asian="zh" style:country-asian="CN" style:font-name-complex="Nimbus Roman No9 L" style:font-size-complex="12pt" style:language-complex="ar" style:country-complex="SA"/>
    </style:style>
    <style:style style:name="P9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P10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variant="normal" fo:text-transform="none" style:use-window-font-color="true" style:font-name="Times New Roman" fo:font-size="12pt" fo:letter-spacing="normal" fo:font-style="normal" fo:font-weight="normal" officeooo:paragraph-rsid="000c25c0" style:font-size-asian="12pt" style:font-weight-asian="normal" style:font-name-complex="Nimbus Roman No9 L" style:font-size-complex="12pt" style:font-weight-complex="normal"/>
    </style:style>
    <style:style style:name="P12" style:family="paragraph" style:parent-style-name="Standard">
      <style:paragraph-properties fo:text-align="justify" style:justify-single-word="false" style:snap-to-layout-grid="false"/>
      <style:text-properties fo:font-variant="normal" fo:text-transform="none" style:use-window-font-color="true" style:font-name="Times New Roman" fo:font-size="12pt" fo:letter-spacing="normal" fo:font-style="normal" fo:font-weight="normal" officeooo:rsid="000daf70" officeooo:paragraph-rsid="000daf70" style:font-size-asian="12pt" style:font-weight-asian="normal" style:font-name-complex="Nimbus Roman No9 L" style:font-size-complex="12pt" style:font-weight-complex="normal"/>
    </style:style>
    <style:style style:name="P13" style:family="paragraph" style:parent-style-name="Standard">
      <style:paragraph-properties fo:text-align="justify" style:justify-single-word="false" style:snap-to-layout-grid="false"/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size-complex="12pt"/>
    </style:style>
    <style:style style:name="P14" style:family="paragraph" style:parent-style-name="Standard">
      <style:paragraph-properties fo:text-align="justify" style:justify-single-word="false" style:snap-to-layout-grid="false"/>
      <style:text-properties fo:font-variant="normal" fo:text-transform="none" style:use-window-font-color="true" style:text-line-through-style="none" style:text-line-through-type="none" style:text-position="0% 100%" style:font-name="Times New Roman" fo:font-size="12pt" fo:font-style="normal" style:text-underline-style="none" fo:font-weight="normal" fo:background-color="#ffffff" style:font-name-asian="Times New Roman" style:font-size-asian="12pt" style:font-style-asian="normal" style:font-weight-asian="normal" style:font-name-complex="Nimbus Roman No9 L" style:font-size-complex="12pt" style:font-weight-complex="normal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variant="normal" fo:text-transform="none" style:use-window-font-color="true" style:text-line-through-style="none" style:text-line-through-type="none" style:text-position="0% 100%" style:font-name="Times New Roman" fo:font-size="12pt" fo:letter-spacing="normal" fo:font-style="normal" style:text-underline-style="none" fo:font-weight="normal" officeooo:paragraph-rsid="000daf70" fo:background-color="#ffffff" style:font-name-asian="Times New Roman" style:font-size-asian="12pt" style:font-style-asian="normal" style:font-weight-asian="normal" style:font-name-complex="Nimbus Roman No9 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Times New Roman" style:font-name-complex="Nimbus Roman No9 L"/>
    </style:style>
    <style:style style:name="P17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style:font-name-complex="Nimbus Roman No9 L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Times New Roman" officeooo:paragraph-rsid="000daf70" style:font-name-complex="Nimbus Roman No9 L"/>
    </style:style>
    <style:style style:name="P19" style:family="paragraph" style:parent-style-name="Standard">
      <style:paragraph-properties fo:text-align="center" style:justify-single-word="false"/>
      <style:text-properties style:use-window-font-color="true" style:font-name="Times New Roman" style:font-name-complex="Nimbus Roman No9 L"/>
    </style:style>
    <style:style style:name="P20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officeooo:rsid="000daf70" officeooo:paragraph-rsid="000daf70" style:font-name-complex="Nimbus Roman No9 L"/>
    </style:style>
    <style:style style:name="P21" style:family="paragraph" style:parent-style-name="Standard">
      <style:paragraph-properties fo:text-align="justify" style:justify-single-word="false"/>
      <style:text-properties style:use-window-font-color="true" style:font-name="Times New Roman"/>
    </style:style>
    <style:style style:name="P22" style:family="paragraph" style:parent-style-name="Standard">
      <style:paragraph-properties fo:margin-left="5.413cm" fo:margin-right="0cm" fo:text-align="justify" style:justify-single-word="false" fo:text-indent="-5.442cm" style:auto-text-indent="false"/>
      <style:text-properties style:use-window-font-color="true" style:font-name="Times New Roman" style:font-name-complex="Nimbus Roman No9 L"/>
    </style:style>
    <style:style style:name="P23" style:family="paragraph" style:parent-style-name="Standard">
      <style:paragraph-properties fo:margin-left="0cm" fo:margin-right="0cm" fo:text-align="justify" style:justify-single-word="false" fo:text-indent="0.499cm" style:auto-text-indent="false"/>
      <style:text-properties style:use-window-font-color="true" style:font-name="Times New Roman" fo:font-weight="normal" style:font-weight-asian="normal" style:font-name-complex="Nimbus Roman No9 L" style:font-weight-complex="normal"/>
    </style:style>
    <style:style style:name="P24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style:use-window-font-color="true" style:font-name="Times New Roman" officeooo:paragraph-rsid="000c25c0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499cm" style:auto-text-indent="false"/>
      <style:text-properties style:use-window-font-color="true" style:font-name="Times New Roman" style:font-name-complex="Nimbus Roman No9 L"/>
    </style:style>
    <style:style style:name="P26" style:family="paragraph" style:parent-style-name="Text_20_body">
      <style:paragraph-properties fo:margin-left="0cm" fo:margin-right="0cm" fo:margin-top="0.265cm" fo:margin-bottom="0.529cm" loext:contextual-spacing="false" fo:line-height="100%" fo:text-align="justify" style:justify-single-word="false" fo:text-indent="0.499cm" style:auto-text-indent="false"/>
      <style:text-properties officeooo:paragraph-rsid="000c25c0"/>
    </style:style>
    <style:style style:name="P27" style:family="paragraph" style:parent-style-name="Text_20_body">
      <style:paragraph-properties fo:margin-left="0cm" fo:margin-right="0cm" fo:margin-top="0cm" fo:margin-bottom="0.318cm" loext:contextual-spacing="false" fo:line-height="100%" fo:text-align="justify" style:justify-single-word="false" fo:text-indent="0.499cm" style:auto-text-indent="false"/>
      <style:text-properties style:font-name="Times New Roman" fo:font-size="12pt" officeooo:paragraph-rsid="000c25c0" style:font-size-asian="12pt" style:font-size-complex="12pt"/>
    </style:style>
    <style:style style:name="P28" style:family="paragraph" style:parent-style-name="norita">
      <style:paragraph-properties fo:margin-left="0cm" fo:margin-right="0cm" fo:line-height="100%" fo:text-align="justify" style:justify-single-word="false" fo:text-indent="0.499cm" style:auto-text-indent="false"/>
      <style:text-properties style:use-window-font-color="true" style:font-name="Times New Roman" officeooo:paragraph-rsid="000c25c0"/>
    </style:style>
    <style:style style:name="P29" style:family="paragraph" style:parent-style-name="norita">
      <style:paragraph-properties fo:margin-left="0cm" fo:margin-right="0cm" fo:line-height="100%" fo:text-align="justify" style:justify-single-word="false" fo:text-indent="0.499cm" style:auto-text-indent="false"/>
      <style:text-properties style:use-window-font-color="true" style:font-name="Times New Roman" fo:font-weight="normal" officeooo:paragraph-rsid="000c25c0" style:font-weight-asian="normal" style:font-name-complex="Nimbus Roman No9 L" style:font-weight-complex="normal"/>
    </style:style>
    <style:style style:name="P30" style:family="paragraph" style:parent-style-name="Standard" style:master-page-name="">
      <loext:graphic-properties draw:fill="none"/>
      <style:paragraph-properties fo:margin-left="6.2cm" fo:margin-right="0cm" fo:text-align="justify" style:justify-single-word="false" fo:orphans="2" fo:widows="2" fo:hyphenation-ladder-count="no-limit" fo:text-indent="-6.2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imes New Roman" officeooo:paragraph-rsid="000c25c0" fo:hyphenate="false" fo:hyphenation-remain-char-count="2" fo:hyphenation-push-char-count="2"/>
    </style:style>
    <style:style style:name="P31" style:family="paragraph" style:parent-style-name="norita">
      <style:paragraph-properties fo:line-height="150%" fo:text-align="justify" style:justify-single-word="false"/>
      <style:text-properties style:use-window-font-color="true" style:font-name="Times New Roman" officeooo:paragraph-rsid="000c25c0"/>
    </style:style>
    <style:style style:name="P32" style:family="paragraph" style:parent-style-name="Standard" style:master-page-name="">
      <loext:graphic-properties draw:fill="none"/>
      <style:paragraph-properties fo:margin-left="4.099cm" fo:margin-right="0cm" fo:text-align="justify" style:justify-single-word="false" fo:orphans="2" fo:widows="2" fo:hyphenation-ladder-count="no-limit" fo:text-indent="-4.099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style:font-name="Times New Roman" fo:hyphenate="false" fo:hyphenation-remain-char-count="2" fo:hyphenation-push-char-count="2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fo:background-color="#ffffff"/>
    </style:style>
    <style:style style:name="T1" style:family="text">
      <style:text-properties style:font-name="Nimbus Roman No9 L" fo:font-size="8pt" style:font-size-asian="8pt" style:font-name-complex="Nimbus Roman No9 L" style:font-size-complex="8pt"/>
    </style:style>
    <style:style style:name="T2" style:family="text">
      <style:text-properties style:font-name="Nimbus Roman No9 L" fo:font-size="8pt" fo:language="es" fo:country="MX" style:font-size-asian="8pt" style:font-name-complex="Nimbus Roman No9 L" style:font-size-complex="8pt"/>
    </style:style>
    <style:style style:name="T3" style:family="text">
      <style:text-properties style:font-name="Nimbus Roman No9 L" fo:language="es" fo:country="MX" style:font-name-complex="Nimbus Roman No9 L"/>
    </style:style>
    <style:style style:name="T4" style:family="text">
      <style:text-properties style:use-window-font-color="true" style:font-name="Nimbus Roman No9 L" fo:font-size="12pt" fo:language="es" fo:country="MX" officeooo:rsid="000d6e95" style:font-name-asian="Times New Roman" style:font-size-asian="12pt" style:language-asian="zh" style:country-asian="CN" style:font-name-complex="Nimbus Roman No9 L" style:font-size-complex="12pt" style:language-complex="ar" style:country-complex="SA"/>
    </style:style>
    <style:style style:name="T5" style:family="text">
      <style:text-properties style:use-window-font-color="true" style:font-name="Times New Roman" fo:language="es" fo:country="AR" style:font-name-asian="Droid Sans Fallback1" style:language-complex="hi" style:country-complex="IN"/>
    </style:style>
    <style:style style:name="T6" style:family="text">
      <style:text-properties style:use-window-font-color="true" style:font-name="Times New Roman" style:text-underline-style="none" fo:font-weight="normal" style:font-weight-asian="normal" style:font-name-complex="Nimbus Roman No9 L" style:font-weight-complex="normal"/>
    </style:style>
    <style:style style:name="T7" style:family="text">
      <style:text-properties style:use-window-font-color="true" style:font-name="Times New Roman" fo:font-size="12pt" fo:language="es" fo:country="MX" officeooo:rsid="000d6e95" style:font-name-asian="Times New Roman" style:font-size-asian="12pt" style:language-asian="zh" style:country-asian="CN" style:font-name-complex="Nimbus Roman No9 L" style:font-size-complex="12pt" style:language-complex="ar" style:country-complex="SA"/>
    </style:style>
    <style:style style:name="T8" style:family="text">
      <style:text-properties style:use-window-font-color="true" style:font-name="Times New Roman" style:font-name-complex="Nimbus Roman No9 L"/>
    </style:style>
    <style:style style:name="T9" style:family="text">
      <style:text-properties style:use-window-font-color="true" style:font-name="Times New Roman" officeooo:rsid="000daf70" style:font-name-complex="Nimbus Roman No9 L"/>
    </style:style>
    <style:style style:name="T10" style:family="text">
      <style:text-properties style:font-name-complex="Nimbus Roman No9 L"/>
    </style:style>
    <style:style style:name="T11" style:family="text">
      <style:text-properties officeooo:rsid="000c25c0" style:font-name-complex="Nimbus Roman No9 L"/>
    </style:style>
    <style:style style:name="T12" style:family="text">
      <style:text-properties fo:font-weight="normal" style:font-weight-asian="normal" style:font-name-complex="Nimbus Roman No9 L" style:font-weight-complex="normal"/>
    </style:style>
    <style:style style:name="T13" style:family="text">
      <style:text-properties fo:font-weight="normal" officeooo:rsid="000c25c0" style:font-weight-asian="normal" style:font-name-complex="Nimbus Roman No9 L" style:font-weight-complex="normal"/>
    </style:style>
    <style:style style:name="T14" style:family="text">
      <style:text-properties fo:font-weight="normal" officeooo:rsid="000daf70" style:font-weight-asian="normal" style:font-name-complex="Nimbus Roman No9 L" style:font-weight-complex="normal"/>
    </style:style>
    <style:style style:name="T15" style:family="text">
      <style:text-properties fo:font-size="12pt" fo:language="es" fo:country="ES" officeooo:rsid="000c25c0" style:font-name-asian="Times New Roman" style:font-size-asian="12pt" style:language-asian="zh" style:country-asian="CN" style:font-name-complex="Nimbus Roman No9 L" style:font-size-complex="12pt" style:language-complex="ar" style:country-complex="SA"/>
    </style:style>
    <style:style style:name="T16" style:family="text">
      <style:text-properties officeooo:rsid="000daf70"/>
    </style:style>
    <style:style style:name="T17" style:family="text">
      <style:text-properties officeooo:rsid="000f9bd1"/>
    </style:style>
    <style:style style:name="T18" style:family="text">
      <style:text-properties officeooo:rsid="0013dc7b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7">ORDENANZA</text:span><text:span text:style-name="T8"> N.º </text:span><text:span text:style-name="T9">3160</text:span><text:span text:style-name="T8">-CM-20</text:span></text:p>
      <text:p text:style-name="P16"/>
      <text:p text:style-name="P30"><text:span text:style-name="T10">DESCRIPCIÓN SINTÉTICA: </text:span><text:span text:style-name="T12">ACEPTA DONACIÓN DESMALEZADORA, TELEVISOR SMART 40”, IMPRESORA MULTIFUNCIÓN Y 2 TELÉFONOS MOTOROLA G7</text:span></text:p>
      <text:p text:style-name="P22"/>
      <text:p text:style-name="P16">ANTECEDENTES</text:p>
      <text:p text:style-name="P25"/>
      <text:p text:style-name="P26"><text:span text:style-name="Fuente_20_de_20_párrafo_20_predeter."><text:span text:style-name="T5">Carta Orgánica Municipal. </text:span></text:span></text:p>
      <text:p text:style-name="P27"><text:span text:style-name="Internet_20_link"><text:span text:style-name="T6">Notas suscriptas por la Subsecretaría de Tránsito y Transporte.</text:span></text:span></text:p>
      <text:p text:style-name="P25"/>
      <text:p text:style-name="P16">FUNDAMENTOS</text:p>
      <text:p text:style-name="P16"/>
      <text:p text:style-name="P24">Desde la Subsecretaría de Tránsito y Transporte informan a esta Jefatura de Gabinete la donación por parte de las Academias de Conductores Rumen, Stop y Educar de un (1) televisor smart 40” marca RCA y una (1) desmalezadora marca Gamma, motor naftero 2 tiempos, de 44CC, <text:span text:style-name="T17">m</text:span>odelo G 1836, con cuhilla, tanza y arnés, con garantía de fábrica- Dichos elementos son utilizados actualmente por la Subsecretaría para el mejoramiento del predio de entrenamiento destinado a las prácticas de manejo y pruebas de exámenes de licencias de conducir.</text:p>
      <text:p text:style-name="P24"/>
      <text:p text:style-name="P28">Asimismo, el <text:span text:style-name="T16">a</text:span>gente Luis Alejandro Antifil, legajo 15009, expresa su voluntad de donar al Municipio, específicamente para la Subsecretaría de Tránsito y Transporte de una impresora multifunción marca HP PHOTOSSMART modelo C4480 a favor del Departamento de Transporte de dicha Subsecretaría, para la digitalización de documentos.</text:p>
      <text:p text:style-name="P31"/>
      <text:p text:style-name="P29">Por otro lado, la Secretaría de Ambiente y Desarrollo Urbano recibió la donación de 2 celulares marca Motorola Moto G G7 Play 32 Gb Indigo Oscuro 2 Gb Ram para ser utilizados en el proceso de digitalización de expedientes en la Subsecretaría de Gestión Urbana, donación realizada por la empresa Mamuschka S.R.L.</text:p>
      <text:p text:style-name="P23"/>
      <text:p text:style-name="P23"/>
      <text:p text:style-name="P21"><text:span text:style-name="T10">AUTOR: </text:span><text:span text:style-name="T15">Intendente Municipal, Gustavo Gennuso.</text:span></text:p>
      <text:p text:style-name="P16"/>
      <text:p text:style-name="P16"/>
      <text:p text:style-name="P32"><text:soft-page-break/><text:span text:style-name="T10">COLABORADOR</text:span><text:span text:style-name="T11">ES</text:span><text:span text:style-name="T10">: </text:span><text:span text:style-name="T11">Jefe de Gabinete, </text:span><text:span text:style-name="T12">Marcos Barberis </text:span><text:span text:style-name="T14">y</text:span><text:span text:style-name="T12"> </text:span><text:span text:style-name="T13">Coordinadora Interna Jefatura de Gabinete,</text:span><text:span text:style-name="T12"> Rosario Armas.</text:span></text:p>
      <text:p text:style-name="P16"/>
      <text:p text:style-name="P16"/>
      <text:p text:style-name="P19">El proyecto original N.º <text:span text:style-name="T16">096</text:span>/<text:span text:style-name="T16">20, con las modificaciones introducidas, </text:span>fue aprobado en la sesión del día <text:span text:style-name="T17">23</text:span> de <text:span text:style-name="T16">julio</text:span> de 2020, según consta en el Acta N.º <text:span text:style-name="T16">1129</text:span>/<text:span text:style-name="T16">20</text:span>. Por ello, en ejercicio de las atribuciones que le otorga el Art. 38 de la Carta Orgánica Municipal,</text:p>
      <text:p text:style-name="P19"/>
      <text:p text:style-name="P19"/>
      <text:p text:style-name="P19">EL CONCEJO MUNICIPAL DE SAN CARLOS DE BARILOCHE</text:p>
      <text:p text:style-name="P19">SANCIONA CON CARÁCTER DE </text:p>
      <text:p text:style-name="P19"/>
      <text:p text:style-name="P8">ORDENANZA</text:p>
      <text:p text:style-name="P16"/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6">Art. 1°) </text:p>
          </table:table-cell>
          <table:table-cell table:style-name="Tabla1.A1" office:value-type="string">
            <text:p text:style-name="P14">Se acepta la donación efectuada por las academias de conductores Rumen, Stop y Educar de un (1) televisor smart 40” marca RCA y una (1) desmalezadora <text:s/>marca Gamma, motor naftero 2 tiempos, de 44CC, <text:span text:style-name="T17">m</text:span>odelo G 1836, con cuhilla, tanza y arnés, y de la donación de una impresora multifunción marca HP PHOTOSSMART modelo C4480 por parte del Sr. Luis Alejandro Antifil, legajo 15009; todo ello para su utilización por parte de la Subsecretaría de Tránsito y Transporte.</text:p>
            <text:p text:style-name="P13"/>
          </table:table-cell>
        </table:table-row>
        <table:table-row table:style-name="Tabla1.1">
          <table:table-cell table:style-name="Tabla1.A1" office:value-type="string">
            <text:p text:style-name="P18">Art. 2°)</text:p>
          </table:table-cell>
          <table:table-cell table:style-name="Tabla1.A1" office:value-type="string">
            <text:p text:style-name="P15">Se acepta la donación efectuada por Mamuschka S.R.L. <text:span text:style-name="T17">d</text:span>e dos (2) teléfonos celulares Motorola Moto G G7 Play 32 Gb Índigo Oscuro 2Gb Ram para su utilización por parte de la Secretaría de Ambiente y Desarrollo Urbano.</text:p>
            <text:p text:style-name="P15"/>
          </table:table-cell>
        </table:table-row>
        <table:table-row table:style-name="Tabla1.1">
          <table:table-cell table:style-name="Tabla1.A1" office:value-type="string">
            <text:p text:style-name="P16">Art. <text:span text:style-name="T16">3</text:span>°)</text:p>
          </table:table-cell>
          <table:table-cell table:style-name="Tabla1.A1" office:value-type="string">
            <text:p text:style-name="P12">Los bienes donados se incorporan al Patrimonio Municipal para su afectación a la Subsecretaría de Tránsito y Transporte y a la Secretaría de Ambiente y Desarrollo Urbano.</text:p>
            <text:p text:style-name="P11"/>
          </table:table-cell>
        </table:table-row>
        <table:table-row table:style-name="Tabla1.1">
          <table:table-cell table:style-name="Tabla1.A1" office:value-type="string">
            <text:p text:style-name="P16">Art. <text:span text:style-name="T18">4</text:span>°)</text:p>
          </table:table-cell>
          <table:table-cell table:style-name="Tabla1.A1" office:value-type="string">
            <text:p text:style-name="P17">Se agradecerá a las academias de conductores Rumen, Stop y Educar, y al Sr. Luis Alejandro Antifil y a la empresa Mamuschka S.R.L. por las donaciones efectuadas.</text:p>
            <text:p text:style-name="P17"/>
          </table:table-cell>
        </table:table-row>
        <table:table-row table:style-name="Tabla1.1">
          <table:table-cell table:style-name="Tabla1.A1" office:value-type="string">
            <text:p text:style-name="P18">Art. <text:span text:style-name="T18">5</text:span>°) </text:p>
          </table:table-cell>
          <table:table-cell table:style-name="Tabla1.A1" office:value-type="string">
            <text:p text:style-name="P20">La presente ordenanza entrará en vigencia a partir de su promulgación.</text:p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16">Art. <text:span text:style-name="T18">6</text:span>°) </text:p>
          </table:table-cell>
          <table:table-cell table:style-name="Tabla1.A1" office:value-type="string">
            <text:p text:style-name="P16">Comuníquese. Dése a publicidad. Cumplido, archívese.</text:p>
            <text:p text:style-name="P16"/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FreeSans1" svg:font-family="FreeSans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Noto Sans CJK SC Regular" svg:font-family="'Noto Sans CJK SC Regular'" style:font-pitch="variable"/>
    <style:font-face style:name="Liberation Serif" svg:font-family="'Liberation Serif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Nimbus Sans L" svg:font-family="'Nimbus Sans L', Arial" style:font-family-generic="swiss" style:font-pitch="variable"/>
    <style:font-face style:name="Droid Sans Fallback1" svg:font-family="'Droid Sans Fallback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fo:font-size="14pt" fo:language="es" fo:country="ES" style:font-size-asian="14pt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Texto_20_sin_20_formato" style:display-name="Texto sin formato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Sangría_20_2_20_de_20_t._20_independiente" style:display-name="Sangría 2 de t. independiente" style:family="paragraph" style:parent-style-name="Standard">
      <style:paragraph-properties fo:margin-left="6.085cm" fo:margin-right="0cm" fo:margin-top="0cm" fo:margin-bottom="0cm" loext:contextual-spacing="false" fo:text-align="justify" style:justify-single-word="false" fo:text-indent="-6.085cm" style:auto-text-indent="false"/>
      <style:text-properties fo:language="es" fo:country="A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orita" style:family="paragraph">
      <style:paragraph-properties fo:orphans="0" fo:widows="0" fo:hyphenation-ladder-count="no-limit"/>
      <style:text-properties style:use-window-font-color="true" style:font-name="Nimbus Roman No9 L" fo:font-family="'Nimbus Roman No9 L', 'Times New Roman'" style:font-family-generic="roman" style:font-pitch="variable" fo:font-size="12pt" fo:language="es" fo:country="AR" style:font-name-asian="Droid Sans Fallback" style:font-family-asian="'Droid Sans Fallback'" style:font-pitch-asian="variable" style:font-size-asian="12pt" style:language-asian="zh" style:country-asian="CN" style:font-name-complex="FreeSans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Fuente_20_de_20_párrafo_20_predeter." style:display-name="Fuente de párrafo predeter." style:family="text"/>
    <style:style style:name="Texto_20_sin_20_formato_20_Car" style:display-name="Texto sin formato Car" style:family="text" style:parent-style-name="Fuente_20_de_20_párrafo_20_predeter.">
      <style:text-properties style:font-name="Courier New" fo:font-family="'Courier New'" style:font-family-generic="modern" fo:language="es" fo:country="ES" style:font-name-complex="Courier New" style:font-family-complex="'Courier New'" style:font-family-generic-complex="modern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5.141cm" fo:break-before="page" table:align="left" style:writing-mode="lr-tb"/>
    </style:style>
    <style:style style:name="Tabla3.A" style:family="table-column">
      <style:table-column-properties style:column-width="4.299cm"/>
    </style:style>
    <style:style style:name="Tabla3.B" style:family="table-column">
      <style:table-column-properties style:column-width="5.094cm"/>
    </style:style>
    <style:style style:name="Tabla3.C" style:family="table-column">
      <style:table-column-properties style:column-width="5.749cm"/>
    </style:style>
    <style:style style:name="Tabla3.1" style:family="table-row">
      <style:table-row-properties style:min-row-height="3.295cm" fo:keep-together="auto"/>
    </style:style>
    <style:style style:name="Tabla3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3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2" style:family="table">
      <style:table-properties style:width="15.141cm" fo:break-before="page" table:align="left" style:writing-mode="lr-tb"/>
    </style:style>
    <style:style style:name="Tabla2.A" style:family="table-column">
      <style:table-column-properties style:column-width="4.299cm"/>
    </style:style>
    <style:style style:name="Tabla2.B" style:family="table-column">
      <style:table-column-properties style:column-width="5.094cm"/>
    </style:style>
    <style:style style:name="Tabla2.C" style:family="table-column">
      <style:table-column-properties style:column-width="5.749cm"/>
    </style:style>
    <style:style style:name="Tabla2.1" style:family="table-row">
      <style:table-row-properties style:min-row-height="3.295cm" fo:keep-together="auto"/>
    </style:style>
    <style:style style:name="Tabla2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2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Tabla4" style:family="table">
      <style:table-properties style:width="15.071cm" fo:break-before="page" table:align="left" style:writing-mode="lr-tb"/>
    </style:style>
    <style:style style:name="Tabla4.A" style:family="table-column">
      <style:table-column-properties style:column-width="4.279cm"/>
    </style:style>
    <style:style style:name="Tabla4.B" style:family="table-column">
      <style:table-column-properties style:column-width="5.071cm"/>
    </style:style>
    <style:style style:name="Tabla4.C" style:family="table-column">
      <style:table-column-properties style:column-width="5.72cm"/>
    </style:style>
    <style:style style:name="Tabla4.1" style:family="table-row">
      <style:table-row-properties style:min-row-height="3.295cm" fo:keep-together="auto"/>
    </style:style>
    <style:style style:name="Tabla4.A1" style:family="table-cell">
      <style:table-cell-properties style:vertical-align="middle" fo:padding-left="0.191cm" fo:padding-right="0.191cm" fo:padding-top="0cm" fo:padding-bottom="0cm" fo:border-left="0.5pt solid #c0c0c0" fo:border-right="none" fo:border-top="0.5pt solid #c0c0c0" fo:border-bottom="0.5pt solid #c0c0c0" style:writing-mode="lr-tb"/>
    </style:style>
    <style:style style:name="Tabla4.C1" style:family="table-cell">
      <style:table-cell-properties style:vertical-align="middle" fo:padding-left="0.191cm" fo:padding-right="0.191cm" fo:padding-top="0cm" fo:padding-bottom="0cm" fo:border="0.5pt solid #c0c0c0" style:writing-mode="lr-tb"/>
    </style:style>
    <style:style style:name="MP1" style:family="paragraph" style:parent-style-name="Standard">
      <style:paragraph-properties fo:margin-left="0cm" fo:margin-right="-0.508cm" fo:text-align="center" style:justify-single-word="false" fo:text-indent="0cm" style:auto-text-indent="false"/>
    </style:style>
    <style:style style:name="MP2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language="es" fo:country="MX" style:font-name-complex="Nimbus Roman No9 L"/>
    </style:style>
    <style:style style:name="MP3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use-window-font-color="true" style:font-name="Nimbus Roman No9 L" fo:font-size="12pt" fo:language="es" fo:country="MX" officeooo:rsid="000d6e95" officeooo:paragraph-rsid="000d6e95" style:font-name-asian="Times New Roman" style:font-size-asian="12pt" style:language-asian="zh" style:country-asian="CN" style:font-name-complex="Nimbus Roman No9 L" style:font-size-complex="12pt" style:language-complex="ar" style:country-complex="SA"/>
    </style:style>
    <style:style style:name="MP4" style:family="paragraph" style:parent-style-name="Standard">
      <style:paragraph-properties fo:margin-left="0cm" fo:margin-right="-0.508cm" fo:text-indent="0cm" style:auto-text-indent="false" style:snap-to-layout-grid="false"/>
      <style:text-properties style:font-name="Nimbus Roman No9 L" style:font-name-complex="Nimbus Roman No9 L"/>
    </style:style>
    <style:style style:name="MP5" style:family="paragraph" style:parent-style-name="Standard">
      <style:paragraph-properties fo:margin-left="0cm" fo:margin-right="-0.508cm" fo:text-indent="0cm" style:auto-text-indent="false"/>
      <style:text-properties style:font-name="Nimbus Roman No9 L" style:font-name-complex="Nimbus Roman No9 L"/>
    </style:style>
    <style:style style:name="MP6" style:family="paragraph" style:parent-style-name="Standard">
      <style:paragraph-properties fo:margin-left="0cm" fo:margin-right="-0.508cm" fo:text-align="center" style:justify-single-word="false" fo:text-indent="0cm" style:auto-text-indent="false"/>
      <style:text-properties style:font-name="Nimbus Roman No9 L" fo:font-size="8pt" style:font-size-asian="8pt" style:font-name-complex="Nimbus Roman No9 L" style:font-size-complex="8pt"/>
    </style:style>
    <style:style style:name="MP7" style:family="paragraph" style:parent-style-name="Standard">
      <style:paragraph-properties fo:margin-left="0cm" fo:margin-right="-0.233cm" fo:text-align="center" style:justify-single-word="false" fo:text-indent="0cm" style:auto-text-indent="false"/>
    </style:style>
    <style:style style:name="MP8" style:family="paragraph" style:parent-style-name="Standard">
      <style:paragraph-properties fo:margin-left="0cm" fo:margin-right="-0.508cm" fo:text-indent="0cm" style:auto-text-indent="false"/>
    </style:style>
    <style:style style:name="MP9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MT1" style:family="text">
      <style:text-properties style:font-name="Nimbus Roman No9 L" fo:font-size="8pt" style:font-size-asian="8pt" style:font-name-complex="Nimbus Roman No9 L" style:font-size-complex="8pt"/>
    </style:style>
    <style:style style:name="MT2" style:family="text">
      <style:text-properties style:font-name="Nimbus Roman No9 L" fo:font-size="8pt" fo:language="es" fo:country="MX" style:font-size-asian="8pt" style:font-name-complex="Nimbus Roman No9 L" style:font-size-complex="8pt"/>
    </style:style>
    <style:style style:name="MT3" style:family="text">
      <style:text-properties style:use-window-font-color="true" style:font-name="Nimbus Roman No9 L" fo:font-size="12pt" fo:language="es" fo:country="MX" officeooo:rsid="000d6e95" style:font-name-asian="Times New Roman" style:font-size-asian="12pt" style:language-asian="zh" style:country-asian="CN" style:font-name-complex="Nimbus Roman No9 L" style:font-size-complex="12pt" style:language-complex="ar" style:country-complex="SA"/>
    </style:style>
    <style:style style:name="MT4" style:family="text">
      <style:text-properties style:font-name="Nimbus Roman No9 L" fo:language="es" fo:country="MX" style:font-name-complex="Nimbus Roman No9 L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Graphics">
      <style:graphic-properties fo:margin-left="0.319cm" fo:margin-right="0.319cm" fo:margin-top="0cm" fo:margin-bottom="0cm" style:run-through="background" style:wrap="parallel" style:number-wrapped-paragraphs="no-limit" style:wrap-contour="false" style:vertical-pos="from-top" style:vertical-rel="paragraph" style:horizontal-pos="center" style:horizontal-rel="paragraph" fo:background-color="#ffffff" style:background-transparency="100%" draw:fill="solid" draw:fill-color="#ffffff" draw:opacity="0%" fo:padding="0.002cm" fo:border="none" style:mirror="none" fo:clip="rect(-0.012cm, -0.012cm, -0.012cm, -0.012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3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>
        <style:header-footer-properties fo:min-height="3.731cm" fo:margin-left="0cm" fo:margin-right="0cm" fo:margin-top="3.6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a3" table:style-name="Tabla3">
          <table:table-column table:style-name="Tabla3.A"/>
          <table:table-column table:style-name="Tabla3.B"/>
          <table:table-column table:style-name="Tabla3.C"/>
          <table:table-row table:style-name="Tabla3.1">
            <table:table-cell table:style-name="Tabla3.A1" office:value-type="string">
              <text:p text:style-name="MP2">DCLE</text:p>
            </table:table-cell>
            <table:table-cell table:style-name="Tabla3.A1" office:value-type="string">
              <text:p text:style-name="MP3">ORDENANZA</text:p>
            </table:table-cell>
            <table:table-cell table:style-name="Tabla3.C1" office:value-type="string">
              <text:p text:style-name="MP4"/>
              <text:p text:style-name="MP5"><draw:frame draw:style-name="Mfr1" draw:name="Imagen2" text:anchor-type="char" svg:y="-0.146cm" svg:width="4.286cm" svg:height="1.258cm" draw:z-index="0"><draw:image xlink:href="Pictures/10000000000000F1000000589F56A8AC58C091E5.jpg" xlink:type="simple" xlink:show="embed" xlink:actuate="onLoad" loext:mime-type="image/jpeg"/></draw:frame></text:p>
              <text:p text:style-name="MP5"/>
              <text:p text:style-name="MP5"/>
              <text:p text:style-name="MP6"/>
              <text:p text:style-name="MP7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Standard"/>
      </style:header>
      <loext:header-first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2">DCLE</text:p>
            </table:table-cell>
            <table:table-cell table:style-name="Tabla2.A1" office:value-type="string">
              <text:p text:style-name="MP3">ORDENANZA</text:p>
            </table:table-cell>
            <table:table-cell table:style-name="Tabla2.C1" office:value-type="string">
              <text:p text:style-name="MP4"/>
              <text:p text:style-name="MP5"><draw:frame draw:style-name="Mfr2" draw:name="Imagen1" text:anchor-type="char" svg:y="-0.146cm" svg:width="4.286cm" svg:height="1.258cm" draw:z-index="0"><draw:image xlink:href="Pictures/10000000000000F1000000589F56A8AC58C091E5.jpg" xlink:type="simple" xlink:show="embed" xlink:actuate="onLoad" loext:mime-type="image/jpeg"/></draw:frame></text:p>
              <text:p text:style-name="MP5"/>
              <text:p text:style-name="MP5"/>
              <text:p text:style-name="MP6"/>
              <text:p text:style-name="MP7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Standard"/>
      </loext:header-first>
      <style:header-left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2">DCLE</text:p>
            </table:table-cell>
            <table:table-cell table:style-name="Tabla4.A1" office:value-type="string">
              <text:p text:style-name="MP1"><text:span text:style-name="MT3">ORDENANZA</text:span><text:span text:style-name="MT4"> </text:span></text:p>
            </table:table-cell>
            <table:table-cell table:style-name="Tabla4.C1" office:value-type="string">
              <text:p text:style-name="MP4"/>
              <text:p text:style-name="MP5"><draw:frame draw:style-name="Mfr1" draw:name="Imagen3" text:anchor-type="char" svg:y="-0.146cm" svg:width="4.286cm" svg:height="1.258cm" draw:z-index="1"><draw:image xlink:href="Pictures/10000000000000F1000000589F56A8AC58C091E5.jpg" xlink:type="simple" xlink:show="embed" xlink:actuate="onLoad" loext:mime-type="image/jpeg"/></draw:frame></text:p>
              <text:p text:style-name="MP5"/>
              <text:p text:style-name="MP5"/>
              <text:p text:style-name="MP6"/>
              <text:p text:style-name="MP7"><text:span text:style-name="MT1">No a la violencia de género. Ni una menos. </text:span><text:span text:style-name="MT2">(Ordenanza 3029-CM-18)</text:span></text:p>
            </table:table-cell>
          </table:table-row>
        </table:table>
        <text:p text:style-name="MP8"/>
      </style:header-left>
      <style:footer>
        <text:p text:style-name="MP9">“2020 - Año del General Manuel Belgrano”</text:p>
      </style:footer>
      <loext:footer-first>
        <text:p text:style-name="MP9">“2020 - Año del General Manuel Belgrano”</text:p>
        <text:p text:style-name="MP9">(Ordenanza 3145-CM-20)</text:p>
      </loext:footer-first>
      <style:footer-left>
        <text:p text:style-name="MP9">“2020 - Año del General Manuel Belgrano”</text:p>
        <text:p text:style-name="MP9">(Ordenanza 3145-CM-20)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ESION ORDINARIA</dc:title>
    <meta:initial-creator>Concejo Municipal Municipalid</meta:initial-creator>
    <meta:creation-date>2010-04-05T21:29:00</meta:creation-date>
    <dc:date>2020-08-03T11:20:36.832684088</dc:date>
    <meta:print-date>2020-08-03T10:52:37.543780086</meta:print-date>
    <meta:editing-cycles>30</meta:editing-cycles>
    <meta:editing-duration>PT58M14S</meta:editing-duration>
    <meta:generator>LibreOffice/6.1.5.2$Linux_X86_64 LibreOffice_project/10$Build-2</meta:generator>
    <meta:document-statistic meta:table-count="4" meta:image-count="3" meta:object-count="0" meta:page-count="2" meta:paragraph-count="41" meta:word-count="557" meta:character-count="3510" meta:non-whitespace-character-count="2987"/>
  </office:meta>
</office:document-meta>
</file>